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0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35mm"/>
    </style:style>
    <style:style style:name="co4" style:family="table-column">
      <style:table-column-properties fo:break-before="auto" style:column-width="94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8.43mm" fo:break-before="auto" style:use-optimal-row-height="true"/>
    </style:style>
    <style:style style:name="ro4" style:family="table-row">
      <style:table-row-properties style:row-height="68.12mm" fo:break-before="auto" style:use-optimal-row-height="true"/>
    </style:style>
    <style:style style:name="ro5" style:family="table-row">
      <style:table-row-properties style:row-height="12.56mm" fo:break-before="auto" style:use-optimal-row-height="true"/>
    </style:style>
    <style:style style:name="ro6" style:family="table-row">
      <style:table-row-properties style:row-height="16.53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59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59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cc00"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</style:style>
    <style:style style:name="ce6" style:family="table-cell" style:parent-style-name="Default" style:data-style-name="N45"/>
    <style:style style:name="ce7" style:family="table-cell" style:parent-style-name="Default" style:data-style-name="N45">
      <style:table-cell-properties fo:background-color="#ffff00"/>
    </style:style>
    <style:style style:name="ce8" style:family="table-cell" style:parent-style-name="Default" style:data-style-name="N45">
      <style:table-cell-properties fo:background-color="#ffcc00"/>
    </style:style>
    <style:style style:name="ce9" style:family="table-cell" style:parent-style-name="Default" style:data-style-name="N41">
      <style:table-cell-properties fo:wrap-option="wrap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cc" fo:font-size="10pt" style:font-size-asian="10pt" style:font-size-complex="10pt"/>
    </style:style>
    <style:style style:name="T3" style:family="text">
      <style:text-properties fo:color="#ff00cc" fo:font-weight="bold" style:font-weight-asian="bold" style:font-weight-complex="bold"/>
    </style:style>
    <style:style style:name="T4" style:family="text">
      <style:text-properties style:font-name-asian="WenQuanYi Micro Hei" style:font-name-complex="Lohit Devanagari"/>
    </style:style>
    <style:style style:name="T5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Zeitbedarf</text:p>
          </table:table-cell>
          <table:table-cell table:formula="of:=SUM([.B5:.B167])" office:value-type="time" office:time-value="PT00H02M40S" calcext:value-type="time">
            <text:p>02: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ereiten der Karte mit NOOBS: Kleine FAT-Partition (2GB) reicht, dann geht das Resizing schnelle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inleitung</text:p>
          </table:table-cell>
          <table:table-cell office:value-type="time" office:time-value="PT00H00M05S" calcext:value-type="time">
            <text:p>00:0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packen, Anschließen, erstes Hochfahren</text:p>
          </table:table-cell>
          <table:table-cell office:value-type="time" office:time-value="PT00H00M10S" calcext:value-type="time">
            <text:p>00:10,00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Installation (Originalkarte ohne WLAN)</text:p>
          </table:table-cell>
          <table:table-cell office:value-type="time" office:time-value="PT00H00M17S" calcext:value-type="time">
            <text:p>00:17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oot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spielen mit Oberfläche</text:p>
          </table:table-cell>
          <table:table-cell table:style-name="ce7" office:value-type="time" office:time-value="PT00H00M05S" calcext:value-type="time">
            <text:p>00:05,0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 upgrade</text:p>
          </table:table-cell>
          <table:table-cell office:value-type="time" office:time-value="PT00H00M03S" calcext:value-type="time">
            <text:p>00:03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 nginx: Überhaupt notwendig? Vielleicht, wenn noch kein Docker installiert ist localhost erklären</text:p>
          </table:table-cell>
          <table:table-cell office:value-type="time" office:time-value="PT00H00M02S" calcext:value-type="time">
            <text:p>00:0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 Webseite – irgendwoher kopieren und als index.html (/var/www/html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nstallation nginx ist sinnlos, wenn Docker gebraucht wird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8"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load github-Inhalt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Je nach Erläuterungsbedarf / Suchbedarf auch länger</text:p>
          </table:table-cell>
        </table:table-row>
        <table:table-row table:style-name="ro1">
          <table:table-cell office:value-type="string" calcext:value-type="string">
            <text:p>Erläuterung Commands in „docker-installieren“, Group-add, reboot (besser logout/-in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stes Spielen: „docker run -ti arm32v6/alpine:3.5 /bin/sh“, docker ps (-a), docker images, docker network ls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Das kann auch länger dauern – mehrere Jobs parallel</text:p>
          </table:table-cell>
        </table:table-row>
        <table:table-row table:style-name="ro3">
          <table:table-cell office:value-type="string" calcext:value-type="string">
            <text:p>lxterminal -e docker run  armhf/hello-world und mehrfach </text:p>
            <text:p>lxterminal -e docker run arm32v6/alpine sh -c "while true; do date ; sleep 1 ; done"</text:p>
            <text:p/>
            <text:p>Docker stats, docker ps -a; docker stop; docker pause, docker unpause</text:p>
            <text:p/>
            <text:p>docker rm -f $(docker ps -qa)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zeigen: Unterschied zwischen den Prozessoren (docker run hello-world), dockerhub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 run armhf/hello-world, rmi -f ID, docker images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er erstes Dockerfile: cd ziai12/arm ; docker build -t myhello . ; docker images erklären</text:p>
          </table:table-cell>
          <table:table-cell office:value-type="time" office:time-value="PT00H00M20S" calcext:value-type="time">
            <text:p>00:2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AS IST JETZT GANZ ANDERS!</text:p>
            <text:p/>
            <text:p>D<text:span text:style-name="T1">as Image basiert nun auf Alpine und php, php-fpm (über Port 9000)</text:span></text:p>
            <text:p><text:span text:style-name="T1">Der Rest zum Ausprobieren passt noch ganz gut.</text:span></text:p>
            <text:p><text:span text:style-name="T1">Trotzdem anpassen an die Doku.</text:span></text:p>
            <text:p/>
            <text:p><text:span text:style-name="T2">docker build -t myng -f Dockerfile.fromAlpineLocalNGINX .</text:span></text:p>
            <text:p><text:span text:style-name="T1">docker run -d -p 8080:80 --name webserver myng</text:span></text:p>
            <text:p><text:span text:style-name="T1">docker stats</text:span></text:p>
            <text:p><text:span text:style-name="T1">docker ps</text:span></text:p>
            <text:p/>
            <text:p><text:span text:style-name="T2">for   i   in   0 1 2 3 4 5 6 7 8 9 ; do docker run -d --name webs$i -p 808$i:80 myng ; done</text:span></text:p>
            <text:p/>
            <text:p><text:span text:style-name="T1">curl  localhost:8083 &gt; /dev/null</text:span></text:p>
            <text:p><text:span text:style-name="T1">docker ps ; lxterminal --geometry=132x13 --command=“docker stats“</text:span></text:p>
            <text:p><text:span text:style-name="T2">for   i   in   0 1 2 3 4 5 6 7 8 9 ; do sh -c "curl -s http://localhost:808$i/mandel.php -o /dev/null &amp;" ; done</text:span>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ufbau phpfpm-Container: <text:span text:style-name="T3">Klären: Wo müsssen HTML-Files hin, Config-Files und PHP-Files???</text:span></text:p>
            <text:p>docker build -f Dockerfile.phpfpm -t fpmimage . ;  docker run -d --rm --name fpm fpmimage</text:p>
            <text:p/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3" office:value-type="string" calcext:value-type="string">
            <text:p><text:span text:style-name="T4">Aufbau nginx-Container:</text:span></text:p>
            <text:p><text:span text:style-name="T4">docker build -f Dockerfile.nginx -t mandel . ; docker run -dp 8080:80 --name mbr0docker  --link fpm:phpfpm mandel</text:span>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lternativ mit separatem, privaten Netzwerk:</text:p>
            <text:p>docker network create meinNetz</text:p>
            <text:p><text:span text:style-name="T5">docker run -d --name fpm --network meinNetz --network-alias phpfpm fpmimage</text:span></text:p>
            <text:p><text:span text:style-name="T5">docker run -dp 8080:80 --name mbr0 --network meinNetz mandel</text:span>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Verschiedene Ansätze: Einmal komplettes System mit nginx + PHP, einmal verteilt auf verschiedene, spezialisierte Docker Container, die unabhängig voneinander gepflegt werden können und dann intern vernetzt werden.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te mit mehreren Raspis und Overlay-Netzwerk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p addr; # (IP-Adresse raussuchen) ; </text:p>
            <text:p>docker swarm init --advertise-addr 192.168.21.49 # siehe IP add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create <text:s text:c="2"/>--driver overlay mein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inspect mein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create --mode global <text:span text:style-name="T5">--name phpfpm --network meinNetz fpmimage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create --name mbr --publish 8080:80/tcp --network meinNetz man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phpf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mb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9">
          <table:table-cell table:number-columns-repeated="3"/>
          <table:table-cell office:value-type="string" calcext:value-type="string">
            <text:p>Wie manage ich die verschiedenen Docker-Files und images auf den unterschiedlichen Maschinen? Dazu muss ein lokales Repository eingerichtet werden, oder die holen sich das alle von einem remote-devic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nen Knoten herausnehmen: erst mal mit pause, dann später mit d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ode update --availability drain friedis-K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 phpfpm Tasks verteilen sich neu auf die anderen No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nen Knoten vollständig herausnehmen, dann alle weiteren bis auf den letzt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ht immer noch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der welche freischalten: Keine neue Lastverteilung (sticky mod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n (mit entsprechender Service-Auswirkung) umgangen werden durc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…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uorum verändern: Muss wahrscheinlich früher eingefügt werden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ode …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 ist die virtuelle IP-Adresse eines neuen Servic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inspect mbr –format="{{.Endpoint.VirtualIPs}}" <text:s text:c="5"/>//// <text:s text:c="4"/>dnsdomainname -I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lling update: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ocker service update --update-delay=10s --update-parallelism=1 --image katacoda/docker-http-server:v3 http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Installiere den Visualisierungs-Service</text:p>
          </table:table-cell>
          <table:table-cell table:number-columns-repeated="3"/>
        </table:table-row>
        <table:table-row table:style-name="ro5">
          <table:table-cell table:style-name="ce4" office:value-type="string" calcext:value-type="string">
            <text:p/>
            <text:p>docker service create --name=viz --publish=8081:8080/tcp --constraint=node.role==manager  --mount=type=bind,src=/var/run/docker.sock,dst=/var/run/docker.sock alexellis2/visualizer-arm</text:p>
          </table:table-cell>
          <table:table-cell table:number-columns-repeated="3"/>
        </table:table-row>
        <table:table-row table:style-name="ro1" table:number-rows-repeated="10">
          <table:table-cell table:style-name="ce4"/>
          <table:table-cell table:number-columns-repeated="3"/>
        </table:table-row>
        <table:table-row table:style-name="ro10">
          <table:table-cell table:style-name="ce5" office:value-type="string" calcext:value-type="string">
            <text:p>REPOSITORY                   TAG                 IMAGE ID            CREATED             SIZE</text:p>
            <text:p>nginx                        &lt;none&gt;              e4e6d42c70b3        3 days ago          108MB</text:p>
            <text:p>myjessie                     latest              f2da9129711d        4 days ago          248MB</text:p>
            <text:p>debi                         latest              8246dc84655d        4 days ago          146MB</text:p>
            <text:p>mandel                       latest              bbb73e5d2cd8        5 days ago          201MB</text:p>
            <text:p>&lt;none&gt;                       &lt;none&gt;              803f23a820be        5 days ago          147MB</text:p>
            <text:p>fpmimage                     latest              cd504a822a4b        6 days ago          420MB</text:p>
            <text:p>phpfpm                       latest              9281cc738a52        6 days ago          420MB</text:p>
            <text:p>myhello                      latest              af0ab975706a        6 days ago          583kB</text:p>
            <text:p>resin/rpi-raspbian           latest              72fa308c36f0        2 weeks ago         126MB</text:p>
            <text:p>arm32v6/alpine               latest              ed255f7d0c8e        3 weeks ago         3.62MB</text:p>
            <text:p>frickler24/rpi-hello-world   latest              7b3406faccf3        3 months ago        583kB</text:p>
            <text:p>mglaeske/raspi-nginx         latest              6b20a5ec8283        5 months ago        133MB</text:p>
            <text:p>mglaeske/raspi-php           latest              678d0a91f146        5 months ago        293MB</text:p>
            <text:p>hypriot/armhf-hello-world    latest              f897b028160c        21 months ago       972B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 table:number-rows-repeated="104847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.00.0000</text:date>, <text:time style:data-style-name="N2" text:time-value="16:11:34.55327311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2:17:53.022013304</meta:creation-date>
    <dc:date>2017-10-07T22:26:26.106573944</dc:date>
    <meta:editing-duration>P1DT18H8M40S</meta:editing-duration>
    <meta:editing-cycles>52</meta:editing-cycles>
    <meta:generator>LibreOffice/5.1.6.2$Linux_X86_64 LibreOffice_project/10m0$Build-2</meta:generator>
    <dc:creator>Lutz Eichler</dc:creator>
    <meta:document-statistic meta:table-count="1" meta:cell-count="102" meta:object-count="0"/>
  </office:meta>
</office:document-meta>
</file>